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4" style:master-page-name="MP0" style:family="paragraph">
      <style:paragraph-properties fo:break-before="page" fo:text-align="center"/>
      <style:text-properties style:font-name="Arial" style:font-name-complex="Arial" fo:font-size="11pt" style:font-size-asian="11pt" style:font-size-complex="11pt"/>
    </style:style>
    <style:style style:name="P2" style:parent-style-name="Textbody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P3" style:parent-style-name="Heading4" style:family="paragraph">
      <style:text-properties style:font-name="Arial" style:font-name-complex="Arial" fo:font-size="11pt" style:font-size-asian="11pt" style:font-size-complex="11pt"/>
    </style:style>
    <style:style style:name="P4" style:parent-style-name="Textbody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5" style:parent-style-name="Textbody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8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9" style:parent-style-name="DefaultParagraphFont" style:family="text">
      <style:text-properties style:font-name="Arial" style:font-name-complex="Arial" fo:font-weight="bold" style:font-weight-asian="bold" fo:color="#808080" fo:font-size="11pt" style:font-size-asian="11pt" style:font-size-complex="11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1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2" style:parent-style-name="DefaultParagraphFont" style:family="text">
      <style:text-properties style:font-name="Arial" style:font-name-complex="Arial" fo:color="#0000FF" fo:font-size="11pt" style:font-size-asian="11pt" style:font-size-complex="11pt"/>
    </style:style>
    <style:style style:name="T13" style:parent-style-name="DefaultParagraphFont" style:family="text">
      <style:text-properties style:font-name="Arial" style:font-name-complex="Arial" fo:color="#0000FF" fo:font-size="11pt" style:font-size-asian="11pt" style:font-size-complex="11pt"/>
    </style:style>
    <style:style style:name="T14" style:parent-style-name="DefaultParagraphFont" style:family="text">
      <style:text-properties style:font-name="Arial" style:font-name-complex="Arial" fo:font-style="italic" style:font-style-asian="italic" fo:color="#0000FF" fo:font-size="11pt" style:font-size-asian="11pt" style:font-size-complex="11pt"/>
    </style:style>
    <style:style style:name="T15" style:parent-style-name="DefaultParagraphFont" style:family="text">
      <style:text-properties style:font-name="Arial" style:font-name-complex="Arial" fo:color="#0000FF" fo:font-size="11pt" style:font-size-asian="11pt" style:font-size-complex="11pt"/>
    </style:style>
    <style:style style:name="P16" style:parent-style-name="Heading4" style:family="paragraph">
      <style:text-properties style:font-name="Arial" style:font-name-complex="Arial" fo:font-size="11pt" style:font-size-asian="11pt" style:font-size-complex="11pt"/>
    </style:style>
    <style:style style:name="P17" style:parent-style-name="Textbody" style:family="paragraph">
      <style:text-properties style:font-name="Arial" style:font-name-complex="Arial" fo:font-size="11pt" style:font-size-asian="11pt" style:font-size-complex="11pt"/>
    </style:style>
    <style:style style:name="P18" style:parent-style-name="Heading4" style:family="paragraph">
      <style:text-properties style:font-name="Arial" style:font-name-complex="Arial" fo:font-size="11pt" style:font-size-asian="11pt" style:font-size-complex="11pt"/>
    </style:style>
    <style:style style:name="P19" style:parent-style-name="Textbody" style:family="paragraph">
      <style:text-properties style:font-name="Arial" style:font-name-complex="Arial" fo:font-size="11pt" style:font-size-asian="11pt" style:font-size-complex="11pt"/>
    </style:style>
    <style:style style:name="P20" style:parent-style-name="Heading4" style:family="paragraph">
      <style:text-properties style:font-name="Arial" style:font-name-complex="Arial" fo:font-size="11pt" style:font-size-asian="11pt" style:font-size-complex="11pt"/>
    </style:style>
    <style:style style:name="P21" style:parent-style-name="Textbody" style:family="paragraph">
      <style:text-properties style:font-name="Arial" style:font-name-complex="Arial" fo:font-size="11pt" style:font-size-asian="11pt" style:font-size-complex="11pt"/>
    </style:style>
    <style:style style:name="P22" style:parent-style-name="Heading4" style:family="paragraph">
      <style:text-properties style:font-name="Arial" style:font-name-complex="Arial" fo:font-size="11pt" style:font-size-asian="11pt" style:font-size-complex="11pt"/>
    </style:style>
    <style:style style:name="P23" style:parent-style-name="Textbody" style:family="paragraph">
      <style:text-properties style:font-name="Arial" style:font-name-complex="Arial" fo:font-size="11pt" style:font-size-asian="11pt" style:font-size-complex="11pt"/>
    </style:style>
    <style:style style:name="P24" style:parent-style-name="Heading4" style:family="paragraph">
      <style:text-properties style:font-name="Arial" style:font-name-complex="Arial" fo:font-size="11pt" style:font-size-asian="11pt" style:font-size-complex="11pt"/>
    </style:style>
    <style:style style:name="P25" style:parent-style-name="Textbody" style:family="paragraph">
      <style:text-properties style:font-name="Arial" style:font-name-complex="Arial" fo:font-size="11pt" style:font-size-asian="11pt" style:font-size-complex="11pt"/>
    </style:style>
    <style:style style:name="T2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9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30" style:parent-style-name="DefaultParagraphFont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32" style:parent-style-name="Textbody" style:family="paragraph">
      <style:text-properties style:font-name="Arial" style:font-name-complex="Arial" fo:font-size="11pt" style:font-size-asian="11pt" style:font-size-complex="11pt"/>
    </style:style>
    <style:style style:name="P33" style:parent-style-name="Heading4" style:family="paragraph">
      <style:text-properties style:font-name="Arial" style:font-name-complex="Arial" fo:font-size="11pt" style:font-size-asian="11pt" style:font-size-complex="11pt"/>
    </style:style>
    <style:style style:name="P34" style:parent-style-name="Textbody" style:family="paragraph">
      <style:text-properties style:font-name="Arial" style:font-name-complex="Arial" fo:font-size="11pt" style:font-size-asian="11pt" style:font-size-complex="11pt"/>
    </style:style>
    <style:style style:name="P35" style:parent-style-name="Heading4" style:family="paragraph">
      <style:text-properties style:font-name="Arial" style:font-name-complex="Arial" fo:font-size="11pt" style:font-size-asian="11pt" style:font-size-complex="11pt"/>
    </style:style>
    <style:style style:name="P36" style:parent-style-name="Heading4" style:family="paragraph">
      <style:text-properties style:font-name="Arial" style:font-name-complex="Arial" fo:font-size="11pt" style:font-size-asian="11pt" style:font-size-complex="11pt"/>
    </style:style>
    <style:style style:name="P37" style:parent-style-name="Textbody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8" style:parent-style-name="Textbody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9" style:parent-style-name="Textbody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40" style:parent-style-name="Textbody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41" style:parent-style-name="Textbody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42" style:parent-style-name="Textbody" style:family="paragraph">
      <style:paragraph-properties fo:text-align="end" fo:margin-bottom="0in"/>
    </style:style>
    <style:style style:name="T43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4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5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</office:automatic-styles>
  <office:body>
    <office:text text:use-soft-page-breaks="true">
      <text:h text:style-name="P1" text:outline-level="4">AsPredicted<text:s/>Preregistration<text:s/>Template</text:h>
      <text:p text:style-name="P2"/>
      <text:h text:style-name="P3" text:outline-level="4">1) Data collection.<text:s/>Have any data been collected for this study already?</text:h>
      <text:list text:style-name="LFO1" text:continue-numbering="true">
        <text:list-item>
          <text:p text:style-name="P4">Yes, we already collected the data.</text:p>
        </text:list-item>
        <text:list-item>
          <text:p text:style-name="P5">No, no data have been collected for this study yet.</text:p>
        </text:list-item>
        <text:list-item>
          <text:p text:style-name="P6"><text:span text:style-name="T7">It's complicated. We have already collected some data but explain in Question 8 why readers may consider this a v</text:span><text:span text:style-name="T8">alid<text:s/></text:span><text:span text:style-name="T9">pre</text:span><text:span text:style-name="T10">-registration nevertheless.</text:span><text:span text:style-name="T11"><text:s/></text:span><text:span text:style-name="T12"><text:line-break/></text:span><text:span text:style-name="T13">(Note:<text:s/></text:span><text:span text:style-name="T14">"Yes"</text:span><text:span text:style-name="T15"><text:s/>is not an accepted answer.)</text:span></text:p>
        </text:list-item>
      </text:list>
      <text:h text:style-name="P16" text:outline-level="4">2) Hypothesis.<text:s/>What's the main question being asked or hypothesis being tested in this study?</text:h>
      <text:p text:style-name="P17"/>
      <text:h text:style-name="P18" text:outline-level="4">3) Dependent variable.<text:s/>Describe the key dependent variable(s) specifying how they will be measured.</text:h>
      <text:p text:style-name="P19"/>
      <text:h text:style-name="P20" text:outline-level="4">4) Conditions.<text:s/>How many and which conditions will participants be assigned to?</text:h>
      <text:p text:style-name="P21"/>
      <text:h text:style-name="P22" text:outline-level="4">5) Analyses.<text:s/>Specify exactly which analyses you will conduct to examine the main question/hypothesis.</text:h>
      <text:p text:style-name="P23"/>
      <text:h text:style-name="P24" text:outline-level="4">6) Outliers and Exclusions.<text:s/>Describe exactly how outliers will be defined and handled, and your precise rule(s) for excluding observations.</text:h>
      <text:p text:style-name="P25"/>
      <text:h text:style-name="Heading4" text:outline-level="4"><text:span text:style-name="T26">7) Sample Size.<text:s/></text:span><text:span text:style-name="T27">How many observations will be collected or what will determine sample size?</text:span><text:span text:style-name="T28"><text:line-break/></text:span><text:span text:style-name="T29">No need to justify decision, but be precise about<text:s/></text:span><text:span text:style-name="T30">exactly</text:span><text:span text:style-name="T31"><text:s/>how the number will be determined.</text:span></text:h>
      <text:p text:style-name="P32"/>
      <text:h text:style-name="P33" text:outline-level="4">8) Other.<text:s/>Anything else you would like to pre-register?<text:s/><text:line-break/>(e.g., secondary analyses, variables collected for exploratory purposes, unusual analyses planned?)</text:h>
      <text:p text:style-name="P34"/>
      <text:h text:style-name="P35" text:outline-level="4">9) Name.<text:s/>Give a title for this AsPredicted pre-registration<text:s/><text:line-break/>Suggestion: use the name of the project, followed by study description.</text:h>
      <text:h text:style-name="P36" text:outline-level="4">Finally. For record keeping purposes, please tell us the type of study you are pre-registering.</text:h>
      <text:list text:style-name="LFO2" text:continue-numbering="true">
        <text:list-item>
          <text:p text:style-name="P37">Class project or assignment</text:p>
        </text:list-item>
        <text:list-item>
          <text:p text:style-name="P38">Experiment</text:p>
        </text:list-item>
        <text:list-item>
          <text:p text:style-name="P39">Survey</text:p>
        </text:list-item>
        <text:list-item>
          <text:p text:style-name="P40">Observational/archival study</text:p>
        </text:list-item>
        <text:list-item>
          <text:p text:style-name="P41">Other:</text:p>
        </text:list-item>
      </text:list>
      <text:p text:style-name="P42"><text:span text:style-name="T43">(</text:span><text:a xlink:href="https://aspredicted.org/create.php" office:target-frame-name="_top" xlink:show="replace"><text:span text:style-name="T44">https://aspredicted.org/create.php</text:span></text:a><text:span text:style-name="T45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va</dc:creator>
    <meta:creation-date>2021-10-28T09:26:00Z</meta:creation-date>
    <dc:date>2021-10-28T09:26:00Z</dc:date>
    <meta:template xlink:href="Normal.dotm" xlink:type="simple"/>
    <meta:editing-cycles>2</meta:editing-cycles>
    <meta:editing-duration>PT120S</meta:editing-duration>
    <meta:document-statistic meta:page-count="1" meta:paragraph-count="3" meta:word-count="246" meta:character-count="1651" meta:row-count="11" meta:non-whitespace-character-count="1408"/>
  </office:meta>
</office:document-meta>
</file>